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4.25mm"/>
    </style:style>
    <style:style style:name="co2" style:family="table-column">
      <style:table-column-properties fo:break-before="auto" style:column-width="16.4mm"/>
    </style:style>
    <style:style style:name="co3" style:family="table-column">
      <style:table-column-properties fo:break-before="auto" style:column-width="110.07mm"/>
    </style:style>
    <style:style style:name="ro1" style:family="table-row">
      <style:table-row-properties style:row-height="5.2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MM_28_Hindu_20_Aspect_20_Coverage_29_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Hindu" table:style-name="ta1">
        <office:forms form:automatic-focus="false" form:apply-design-mode="false"/>
        <table:shapes>
          <draw:frame draw:z-index="0" draw:style-name="gr1" draw:text-style-name="P1" svg:width="408.61mm" svg:height="224.95mm" svg:x="155.28mm" svg:y="0mm">
            <loext:p draw:notify-on-update-of-ranges="Hindu.A1:Hindu.A15 Hindu.B1:Hindu.B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Appreciation by PM for supporting Demonitisation</text:p>
          </table:table-cell>
          <table:table-cell office:value-type="float" office:value="0.208178569841851" calcext:value-type="float">
            <text:p>0.20817856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position unites against government on Demon-issue </text:p>
          </table:table-cell>
          <table:table-cell office:value-type="float" office:value="0.119970128954401" calcext:value-type="float">
            <text:p>0.1199701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apct of demonetisation on Economy</text:p>
          </table:table-cell>
          <table:table-cell office:value-type="float" office:value="0.100075442884167" calcext:value-type="float">
            <text:p>0.10007544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n Small/Medium scale industries/employees</text:p>
          </table:table-cell>
          <table:table-cell office:value-type="float" office:value="0.0857952889543242" calcext:value-type="float">
            <text:p>0.0857952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 queues at banks and ATMs and cash crunch</text:p>
          </table:table-cell>
          <table:table-cell office:value-type="float" office:value="0.0827809747883869" calcext:value-type="float">
            <text:p>0.08278097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ouraging cashless payments Post-Demon</text:p>
          </table:table-cell>
          <table:table-cell office:value-type="float" office:value="0.0712041377307741" calcext:value-type="float">
            <text:p>0.07120413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dors going cashless &amp; impact Post-Demon</text:p>
          </table:table-cell>
          <table:table-cell office:value-type="float" office:value="0.0637540200598569" calcext:value-type="float">
            <text:p>0.06375402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hanced security features on new currency notes</text:p>
          </table:table-cell>
          <table:table-cell office:value-type="float" office:value="0.0531611928946365" calcext:value-type="float">
            <text:p>0.05316119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es and Arrests of black money hoarders</text:p>
          </table:table-cell>
          <table:table-cell office:value-type="float" office:value="0.0467086899191173" calcext:value-type="float">
            <text:p>0.04670868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ilure of RBI to stabilize economy Post-Demon</text:p>
          </table:table-cell>
          <table:table-cell office:value-type="float" office:value="0.0423681200351769" calcext:value-type="float">
            <text:p>0.042368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n Retail/Stock markets</text:p>
          </table:table-cell>
          <table:table-cell office:value-type="float" office:value="0.0337677587851421" calcext:value-type="float">
            <text:p>0.03376775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urt verdicts &amp; Penalties for black money hoarders</text:p>
          </table:table-cell>
          <table:table-cell office:value-type="float" office:value="0.0312574600555544" calcext:value-type="float">
            <text:p>0.03125746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ffering of farmers and Relief-measures</text:p>
          </table:table-cell>
          <table:table-cell office:value-type="float" office:value="0.0260659522586205" calcext:value-type="float">
            <text:p>0.02606595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ge deposits in PMY bank accounts</text:p>
          </table:table-cell>
          <table:table-cell office:value-type="float" office:value="0.0221739157237723" calcext:value-type="float">
            <text:p>0.02217391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f demonetisation on Real-Estate</text:p>
          </table:table-cell>
          <table:table-cell office:value-type="float" office:value="0.0127383471142193" calcext:value-type="float">
            <text:p>0.0127383471</text:p>
          </table:table-cell>
          <table:table-cell table:number-columns-repeated="1022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T" table:style-name="ta1">
        <office:forms form:automatic-focus="false" form:apply-design-mode="false"/>
        <table:shapes>
          <draw:frame draw:z-index="0" draw:style-name="gr1" draw:text-style-name="P1" svg:width="408.61mm" svg:height="224.95mm" svg:x="155.28mm" svg:y="0mm">
            <loext:p draw:notify-on-update-of-ranges="HT.A1:HT.A15 HT.B1:HT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Opposition unites against government on Demon-issue </text:p>
          </table:table-cell>
          <table:table-cell office:value-type="float" office:value="0.215662104599326" calcext:value-type="float">
            <text:p>0.21566210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apct of demonetisation on Economy</text:p>
          </table:table-cell>
          <table:table-cell office:value-type="float" office:value="0.152374483625869" calcext:value-type="float">
            <text:p>0.15237448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preciation by PM for supporting Demonitisation</text:p>
          </table:table-cell>
          <table:table-cell office:value-type="float" office:value="0.125103674106062" calcext:value-type="float">
            <text:p>0.12510367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 queues at banks and ATMs and cash crunch</text:p>
          </table:table-cell>
          <table:table-cell office:value-type="float" office:value="0.0752733347426431" calcext:value-type="float">
            <text:p>0.07527333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es and Arrests of black money hoarders</text:p>
          </table:table-cell>
          <table:table-cell office:value-type="float" office:value="0.070942923619773" calcext:value-type="float">
            <text:p>0.07094292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hanced security features on new currency notes</text:p>
          </table:table-cell>
          <table:table-cell office:value-type="float" office:value="0.0676976662318214" calcext:value-type="float">
            <text:p>0.06769766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n Retail/Stock markets</text:p>
          </table:table-cell>
          <table:table-cell office:value-type="float" office:value="0.0545245387375705" calcext:value-type="float">
            <text:p>0.05452453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dors going cashless &amp; impact Post-Demon</text:p>
          </table:table-cell>
          <table:table-cell office:value-type="float" office:value="0.0482318892788275" calcext:value-type="float">
            <text:p>0.04823188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ouraging cashless payments Post-Demon</text:p>
          </table:table-cell>
          <table:table-cell office:value-type="float" office:value="0.0460307485364732" calcext:value-type="float">
            <text:p>0.04603074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n Small/Medium scale industries/employees</text:p>
          </table:table-cell>
          <table:table-cell office:value-type="float" office:value="0.0444030179340953" calcext:value-type="float">
            <text:p>0.04440301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urt verdicts &amp; Penalties for black money hoarders</text:p>
          </table:table-cell>
          <table:table-cell office:value-type="float" office:value="0.0274950716673946" calcext:value-type="float">
            <text:p>0.02749507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ge deposits in PMY bank accounts</text:p>
          </table:table-cell>
          <table:table-cell office:value-type="float" office:value="0.0263990486493585" calcext:value-type="float">
            <text:p>0.02639904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ilure of RBI to stabilize economy Post-Demon</text:p>
          </table:table-cell>
          <table:table-cell office:value-type="float" office:value="0.0179407499849716" calcext:value-type="float">
            <text:p>0.017940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ffering of farmers and Relief-measures</text:p>
          </table:table-cell>
          <table:table-cell office:value-type="float" office:value="0.0144080111496663" calcext:value-type="float">
            <text:p>0.01440801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f demonetisation on Real-Estate</text:p>
          </table:table-cell>
          <table:table-cell office:value-type="float" office:value="0.013512737136148" calcext:value-type="float">
            <text:p>0.0135127371</text:p>
          </table:table-cell>
          <table:table-cell table:number-columns-repeated="1022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I" table:style-name="ta1">
        <office:forms form:automatic-focus="false" form:apply-design-mode="false"/>
        <table:shapes>
          <draw:frame draw:z-index="0" draw:style-name="gr1" draw:text-style-name="P1" svg:width="408.61mm" svg:height="224.95mm" svg:x="155.28mm" svg:y="0mm">
            <loext:p draw:notify-on-update-of-ranges="TOI.A1:TOI.A15 TOI.B1:TOI.B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Appreciation by PM for supporting Demonitisation</text:p>
          </table:table-cell>
          <table:table-cell office:value-type="float" office:value="0.149649757249692" calcext:value-type="float">
            <text:p>0.14964975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position unites against government on Demon-issue </text:p>
          </table:table-cell>
          <table:table-cell office:value-type="float" office:value="0.123977976915153" calcext:value-type="float">
            <text:p>0.12397797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 queues at banks and ATMs and cash crunch</text:p>
          </table:table-cell>
          <table:table-cell office:value-type="float" office:value="0.115628073065453" calcext:value-type="float">
            <text:p>0.11562807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apct of demonetisation on Economy</text:p>
          </table:table-cell>
          <table:table-cell office:value-type="float" office:value="0.093655265985395" calcext:value-type="float">
            <text:p>0.0936552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dors going cashless &amp; impact Post-Demon</text:p>
          </table:table-cell>
          <table:table-cell office:value-type="float" office:value="0.0925646890468343" calcext:value-type="float">
            <text:p>0.0925646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es and Arrests of black money hoarders</text:p>
          </table:table-cell>
          <table:table-cell office:value-type="float" office:value="0.0777370166856967" calcext:value-type="float">
            <text:p>0.07773701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ouraging cashless payments Post-Demon</text:p>
          </table:table-cell>
          <table:table-cell office:value-type="float" office:value="0.0626079148825866" calcext:value-type="float">
            <text:p>0.06260791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n Small/Medium scale industries/employees</text:p>
          </table:table-cell>
          <table:table-cell office:value-type="float" office:value="0.0576580450178113" calcext:value-type="float">
            <text:p>0.0576580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hanced security features on new currency notes</text:p>
          </table:table-cell>
          <table:table-cell office:value-type="float" office:value="0.0575751578502508" calcext:value-type="float">
            <text:p>0.05757515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urt verdicts &amp; Penalties for black money hoarders</text:p>
          </table:table-cell>
          <table:table-cell office:value-type="float" office:value="0.0473974674472211" calcext:value-type="float">
            <text:p>0.04739746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ge deposits in PMY bank accounts</text:p>
          </table:table-cell>
          <table:table-cell office:value-type="float" office:value="0.0397860775883178" calcext:value-type="float">
            <text:p>0.03978607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n Retail/Stock markets</text:p>
          </table:table-cell>
          <table:table-cell office:value-type="float" office:value="0.0305060350514298" calcext:value-type="float">
            <text:p>0.03050603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ffering of farmers and Relief-measures</text:p>
          </table:table-cell>
          <table:table-cell office:value-type="float" office:value="0.0193159116918457" calcext:value-type="float">
            <text:p>0.01931591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ilure of RBI to stabilize economy Post-Demon</text:p>
          </table:table-cell>
          <table:table-cell office:value-type="float" office:value="0.0188264149426472" calcext:value-type="float">
            <text:p>0.01882641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f demonetisation on Real-Estate</text:p>
          </table:table-cell>
          <table:table-cell office:value-type="float" office:value="0.0131141965796652" calcext:value-type="float">
            <text:p>0.0131141966</text:p>
          </table:table-cell>
          <table:table-cell table:number-columns-repeated="1022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legraph" table:style-name="ta1">
        <office:forms form:automatic-focus="false" form:apply-design-mode="false"/>
        <table:shapes>
          <draw:frame draw:z-index="0" draw:style-name="gr1" draw:text-style-name="P1" svg:width="408.61mm" svg:height="224.95mm" svg:x="155.28mm" svg:y="0mm">
            <loext:p draw:notify-on-update-of-ranges="Telegraph.A1:Telegraph.A15 Telegraph.B1:Telegraph.B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Opposition unites against government on Demon-issue </text:p>
          </table:table-cell>
          <table:table-cell office:value-type="float" office:value="0.199373871057094" calcext:value-type="float">
            <text:p>0.19937387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preciation by PM for supporting Demonitisation</text:p>
          </table:table-cell>
          <table:table-cell office:value-type="float" office:value="0.146968144593115" calcext:value-type="float">
            <text:p>0.14696814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 queues at banks and ATMs and cash crunch</text:p>
          </table:table-cell>
          <table:table-cell office:value-type="float" office:value="0.116224389554425" calcext:value-type="float">
            <text:p>0.11622438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apct of demonetisation on Economy</text:p>
          </table:table-cell>
          <table:table-cell office:value-type="float" office:value="0.0823014241134334" calcext:value-type="float">
            <text:p>0.08230142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n Small/Medium scale industries/employees</text:p>
          </table:table-cell>
          <table:table-cell office:value-type="float" office:value="0.060799217054126" calcext:value-type="float">
            <text:p>0.06079921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ouraging cashless payments Post-Demon</text:p>
          </table:table-cell>
          <table:table-cell office:value-type="float" office:value="0.0595127287318293" calcext:value-type="float">
            <text:p>0.05951272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n Retail/Stock markets</text:p>
          </table:table-cell>
          <table:table-cell office:value-type="float" office:value="0.0576082838996037" calcext:value-type="float">
            <text:p>0.05760828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dors going cashless &amp; impact Post-Demon</text:p>
          </table:table-cell>
          <table:table-cell office:value-type="float" office:value="0.0562799286050896" calcext:value-type="float">
            <text:p>0.05627992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hanced security features on new currency notes</text:p>
          </table:table-cell>
          <table:table-cell office:value-type="float" office:value="0.055016550851457" calcext:value-type="float">
            <text:p>0.0550165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es and Arrests of black money hoarders</text:p>
          </table:table-cell>
          <table:table-cell office:value-type="float" office:value="0.0474697779074351" calcext:value-type="float">
            <text:p>0.04746977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urt verdicts &amp; Penalties for black money hoarders</text:p>
          </table:table-cell>
          <table:table-cell office:value-type="float" office:value="0.0425284703784473" calcext:value-type="float">
            <text:p>0.04252847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ge deposits in PMY bank accounts</text:p>
          </table:table-cell>
          <table:table-cell office:value-type="float" office:value="0.0327228905493516" calcext:value-type="float">
            <text:p>0.03272289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ilure of RBI to stabilize economy Post-Demon</text:p>
          </table:table-cell>
          <table:table-cell office:value-type="float" office:value="0.0257893850143704" calcext:value-type="float">
            <text:p>0.0257893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ffering of farmers and Relief-measures</text:p>
          </table:table-cell>
          <table:table-cell office:value-type="float" office:value="0.0118393098715287" calcext:value-type="float">
            <text:p>0.01183930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f demonetisation on Real-Estate</text:p>
          </table:table-cell>
          <table:table-cell office:value-type="float" office:value="0.0055656278186939" calcext:value-type="float">
            <text:p>0.0055656278</text:p>
          </table:table-cell>
          <table:table-cell table:number-columns-repeated="1022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E" table:style-name="ta1">
        <office:forms form:automatic-focus="false" form:apply-design-mode="false"/>
        <table:shapes>
          <draw:frame draw:z-index="0" draw:style-name="gr1" draw:text-style-name="P1" svg:width="408.61mm" svg:height="224.95mm" svg:x="155.28mm" svg:y="0mm">
            <loext:p draw:notify-on-update-of-ranges="NIE.A1:NIE.A15 NIE.B1:NIE.B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Appreciation by PM for supporting Demonitisation</text:p>
          </table:table-cell>
          <table:table-cell office:value-type="float" office:value="0.174979004609655" calcext:value-type="float">
            <text:p>0.17497900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position unites against government on Demon-issue </text:p>
          </table:table-cell>
          <table:table-cell office:value-type="float" office:value="0.155490483422751" calcext:value-type="float">
            <text:p>0.15549048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es and Arrests of black money hoarders</text:p>
          </table:table-cell>
          <table:table-cell office:value-type="float" office:value="0.118680254201966" calcext:value-type="float">
            <text:p>0.11868025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apct of demonetisation on Economy</text:p>
          </table:table-cell>
          <table:table-cell office:value-type="float" office:value="0.112550400045501" calcext:value-type="float">
            <text:p>0.11255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ouraging cashless payments Post-Demon</text:p>
          </table:table-cell>
          <table:table-cell office:value-type="float" office:value="0.0669600541036768" calcext:value-type="float">
            <text:p>0.06696005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n Retail/Stock markets</text:p>
          </table:table-cell>
          <table:table-cell office:value-type="float" office:value="0.063864733698468" calcext:value-type="float">
            <text:p>0.06386473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urt verdicts &amp; Penalties for black money hoarders</text:p>
          </table:table-cell>
          <table:table-cell office:value-type="float" office:value="0.0556882177868504" calcext:value-type="float">
            <text:p>0.05568821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hanced security features on new currency notes</text:p>
          </table:table-cell>
          <table:table-cell office:value-type="float" office:value="0.0514724322748694" calcext:value-type="float">
            <text:p>0.05147243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 queues at banks and ATMs and cash crunch</text:p>
          </table:table-cell>
          <table:table-cell office:value-type="float" office:value="0.0475499157073958" calcext:value-type="float">
            <text:p>0.04754991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dors going cashless &amp; impact Post-Demon</text:p>
          </table:table-cell>
          <table:table-cell office:value-type="float" office:value="0.0454353577481211" calcext:value-type="float">
            <text:p>0.04543535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ilure of RBI to stabilize economy Post-Demon</text:p>
          </table:table-cell>
          <table:table-cell office:value-type="float" office:value="0.0332401686029823" calcext:value-type="float">
            <text:p>0.03324016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ge deposits in PMY bank accounts</text:p>
          </table:table-cell>
          <table:table-cell office:value-type="float" office:value="0.0268545483791559" calcext:value-type="float">
            <text:p>0.02685454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n Small/Medium scale industries/employees</text:p>
          </table:table-cell>
          <table:table-cell office:value-type="float" office:value="0.0215552674212862" calcext:value-type="float">
            <text:p>0.02155526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ffering of farmers and Relief-measures</text:p>
          </table:table-cell>
          <table:table-cell office:value-type="float" office:value="0.013903258573451" calcext:value-type="float">
            <text:p>0.01390325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f demonetisation on Real-Estate</text:p>
          </table:table-cell>
          <table:table-cell office:value-type="float" office:value="0.0117759034238705" calcext:value-type="float">
            <text:p>0.0117759034</text:p>
          </table:table-cell>
          <table:table-cell table:number-columns-repeated="1022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E" table:style-name="ta1">
        <office:forms form:automatic-focus="false" form:apply-design-mode="false"/>
        <table:shapes>
          <draw:frame draw:z-index="0" draw:style-name="gr1" draw:text-style-name="P1" svg:width="408.61mm" svg:height="224.95mm" svg:x="155.28mm" svg:y="0mm">
            <loext:p draw:notify-on-update-of-ranges="IE.A1:IE.A15 IE.B1:IE.B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Appreciation by PM for supporting Demonitisation</text:p>
          </table:table-cell>
          <table:table-cell office:value-type="float" office:value="0.323511691580589" calcext:value-type="float">
            <text:p>0.32351169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position unites against government on Demon-issue </text:p>
          </table:table-cell>
          <table:table-cell office:value-type="float" office:value="0.255915104107394" calcext:value-type="float">
            <text:p>0.25591510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es and Arrests of black money hoarders</text:p>
          </table:table-cell>
          <table:table-cell office:value-type="float" office:value="0.0727928920009908" calcext:value-type="float">
            <text:p>0.0727928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hanced security features on new currency notes</text:p>
          </table:table-cell>
          <table:table-cell office:value-type="float" office:value="0.0553142356346077" calcext:value-type="float">
            <text:p>0.05531423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apct of demonetisation on Economy</text:p>
          </table:table-cell>
          <table:table-cell office:value-type="float" office:value="0.0513434048953124" calcext:value-type="float">
            <text:p>0.05134340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 queues at banks and ATMs and cash crunch</text:p>
          </table:table-cell>
          <table:table-cell office:value-type="float" office:value="0.0430338362977889" calcext:value-type="float">
            <text:p>0.04303383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ilure of RBI to stabilize economy Post-Demon</text:p>
          </table:table-cell>
          <table:table-cell office:value-type="float" office:value="0.0422482332648284" calcext:value-type="float">
            <text:p>0.04224823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ouraging cashless payments Post-Demon</text:p>
          </table:table-cell>
          <table:table-cell office:value-type="float" office:value="0.0374779925157818" calcext:value-type="float">
            <text:p>0.03747799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urt verdicts &amp; Penalties for black money hoarders</text:p>
          </table:table-cell>
          <table:table-cell office:value-type="float" office:value="0.0317948177255921" calcext:value-type="float">
            <text:p>0.03179481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dors going cashless &amp; impact Post-Demon</text:p>
          </table:table-cell>
          <table:table-cell office:value-type="float" office:value="0.0237806347527463" calcext:value-type="float">
            <text:p>0.02378063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n Retail/Stock markets</text:p>
          </table:table-cell>
          <table:table-cell office:value-type="float" office:value="0.0206744833680321" calcext:value-type="float">
            <text:p>0.02067448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n Small/Medium scale industries/employees</text:p>
          </table:table-cell>
          <table:table-cell office:value-type="float" office:value="0.0195962839986344" calcext:value-type="float">
            <text:p>0.0195962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ffering of farmers and Relief-measures</text:p>
          </table:table-cell>
          <table:table-cell office:value-type="float" office:value="0.00860858029691415" calcext:value-type="float">
            <text:p>0.00860858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ge deposits in PMY bank accounts</text:p>
          </table:table-cell>
          <table:table-cell office:value-type="float" office:value="0.00754237486695095" calcext:value-type="float">
            <text:p>0.00754237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e impact of demonetisation on Real-Estate</text:p>
          </table:table-cell>
          <table:table-cell office:value-type="float" office:value="0.00636543469383657" calcext:value-type="float">
            <text:p>0.0063654347</text:p>
          </table:table-cell>
          <table:table-cell table:number-columns-repeated="1022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H" table:style-name="ta1">
        <office:forms form:automatic-focus="false" form:apply-design-mode="false"/>
        <table:shapes>
          <draw:frame draw:z-index="0" draw:style-name="gr1" draw:text-style-name="P1" svg:width="408.61mm" svg:height="224.95mm" svg:x="155.28mm" svg:y="0mm">
            <loext:p draw:notify-on-update-of-ranges="DH.A1:DH.A15 DH.B1:DH.B1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ce3"/>
        <table:table-column table:style-name="co2" table:number-columns-repeated="1023" table:default-cell-style-name="ce3"/>
        <table:table-row table:style-name="ro2">
          <table:table-cell table:style-name="ce4" office:value-type="string" calcext:value-type="string">
            <text:p>Appreciation by PM for supporting Demonitisation</text:p>
          </table:table-cell>
          <table:table-cell office:value-type="float" office:value="0.228382268831377" calcext:value-type="float">
            <text:p>0.228382268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pposition unites against government on Demon-issue </text:p>
          </table:table-cell>
          <table:table-cell office:value-type="float" office:value="0.197112286702995" calcext:value-type="float">
            <text:p>0.1971122867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Negative imapct of demonetisation on Economy</text:p>
          </table:table-cell>
          <table:table-cell office:value-type="float" office:value="0.14203368861689" calcext:value-type="float">
            <text:p>0.142033688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Negative impact on Retail/Stock markets</text:p>
          </table:table-cell>
          <table:table-cell office:value-type="float" office:value="0.0831078235990393" calcext:value-type="float">
            <text:p>0.083107823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Probes and Arrests of black money hoarders</text:p>
          </table:table-cell>
          <table:table-cell office:value-type="float" office:value="0.0777998296504268" calcext:value-type="float">
            <text:p>0.0777998297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Court verdicts &amp; Penalties for black money hoarders</text:p>
          </table:table-cell>
          <table:table-cell office:value-type="float" office:value="0.0550607676154763" calcext:value-type="float">
            <text:p>0.0550607676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Encouraging cashless payments Post-Demon</text:p>
          </table:table-cell>
          <table:table-cell office:value-type="float" office:value="0.0475516706465192" calcext:value-type="float">
            <text:p>0.047551670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Enhanced security features on new currency notes</text:p>
          </table:table-cell>
          <table:table-cell office:value-type="float" office:value="0.0467325662573431" calcext:value-type="float">
            <text:p>0.046732566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Long queues at banks and ATMs and cash crunch</text:p>
          </table:table-cell>
          <table:table-cell office:value-type="float" office:value="0.0360510170911919" calcext:value-type="float">
            <text:p>0.036051017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Huge deposits in PMY bank accounts</text:p>
          </table:table-cell>
          <table:table-cell office:value-type="float" office:value="0.0257323865810621" calcext:value-type="float">
            <text:p>0.025732386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Vendors going cashless &amp; impact Post-Demon</text:p>
          </table:table-cell>
          <table:table-cell office:value-type="float" office:value="0.0199374836268275" calcext:value-type="float">
            <text:p>0.019937483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Failure of RBI to stabilize economy Post-Demon</text:p>
          </table:table-cell>
          <table:table-cell office:value-type="float" office:value="0.0175844101337422" calcext:value-type="float">
            <text:p>0.017584410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Negative impact on Small/Medium scale industries/employees</text:p>
          </table:table-cell>
          <table:table-cell office:value-type="float" office:value="0.0111753160450919" calcext:value-type="float">
            <text:p>0.01117531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Negative impact of demonetisation on Real-Estate</text:p>
          </table:table-cell>
          <table:table-cell office:value-type="float" office:value="0.00825166749189742" calcext:value-type="float">
            <text:p>0.008251667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uffering of farmers and Relief-measures</text:p>
          </table:table-cell>
          <table:table-cell office:value-type="float" office:value="0.00348681711011961" calcext:value-type="float">
            <text:p>0.0034868171</text:p>
          </table:table-cell>
          <table:table-cell table:number-columns-repeated="102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Hindu.A1:Hindu.B1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HT.A1:HT.B1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TOI.A1:TOI.B1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Telegraph.A1:Telegraph.B1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NIE.A1:NIE.B1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IE.A1:IE.B1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DH.A1:DH.B1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5:42:01.311426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M_28_Deccan_20_Herald_29_" style:display-name="PageStyle_MM(Deccan Herald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Hindu_20_Aspect_20_Coverage_29_" style:display-name="PageStyle_MM(Hindu Aspect Coverage)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8" style:display-name="PageStyle_Sheet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Hindustan_20_Times_29_" style:display-name="PageStyle_MM(Hindustan Time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TOI_29_" style:display-name="PageStyle_MM(TOI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New_20_India_20_Express_29_" style:display-name="PageStyle_MM(New India Expres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Telegraph_29_" style:display-name="PageStyle_MM(Telegraph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Indian_20_Express_29_" style:display-name="PageStyle_MM(Indian Expres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0:33:32</meta:creation-date>
    <dc:language>en-IN</dc:language>
    <dc:date>2019-06-18T16:34:00.737678316</dc:date>
    <meta:editing-cycles>17</meta:editing-cycles>
    <meta:editing-duration>PT1H51M53S</meta:editing-duration>
    <meta:generator>LibreOffice/5.1.6.2$Linux_X86_64 LibreOffice_project/10m0$Build-2</meta:generator>
    <meta:document-statistic meta:table-count="7" meta:cell-count="21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9cm" svg:y="0.495cm" chart:style-name="ch2">
          <text:p>Hindustan Times_Aspect-Coverage
Mass Media</text:p>
        </chart:title>
        <chart:plot-area chart:style-name="ch3" table:cell-range-address="HT.A1:HT.B15" chart:data-source-has-labels="column" svg:x="0.077cm" svg:y="2.679cm" svg:width="37.979cm" svg:height="18.061cm">
          <chartooo:coordinate-region svg:x="9.289cm" svg:y="2.984cm" svg:width="28.767cm" svg:height="5.944cm"/>
          <chart:axis chart:dimension="x" chart:name="primary-x" chart:style-name="ch4" chartooo:axis-type="auto">
            <chartooo:date-scale/>
            <chart:title svg:x="20.659cm" svg:y="19.405cm" chart:style-name="ch5">
              <text:p>Aspects</text:p>
            </chart:title>
            <chart:categories table:cell-range-address="HT.A1:HT.A15"/>
          </chart:axis>
          <chart:axis chart:dimension="y" chart:name="primary-y" chart:style-name="ch6">
            <chart:title svg:x="6.472cm" svg:y="8.251cm" chart:style-name="ch7">
              <text:p>Relative Coverage</text:p>
            </chart:title>
            <chart:grid chart:style-name="ch8" chart:class="major"/>
          </chart:axis>
          <chart:series chart:style-name="ch9" chart:values-cell-range-address="HT.B1:HT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pposition unites against government on Demon-issue </text:p>
                <draw:g>
                  <svg:desc>HT.A1:HT.A15</svg:desc>
                </draw:g>
              </table:table-cell>
              <table:table-cell office:value-type="float" office:value="0.215662104599326">
                <text:p>0.215662104599326</text:p>
                <draw:g>
                  <svg:desc>HT.B1:HT.B15</svg:desc>
                </draw:g>
              </table:table-cell>
            </table:table-row>
            <table:table-row>
              <table:table-cell office:value-type="string">
                <text:p>Negative imapct of demonetisation on Economy</text:p>
              </table:table-cell>
              <table:table-cell office:value-type="float" office:value="0.152374483625869">
                <text:p>0.152374483625869</text:p>
              </table:table-cell>
            </table:table-row>
            <table:table-row>
              <table:table-cell office:value-type="string">
                <text:p>Appreciation by PM for supporting Demonitisation</text:p>
              </table:table-cell>
              <table:table-cell office:value-type="float" office:value="0.125103674106062">
                <text:p>0.125103674106062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.0752733347426431">
                <text:p>0.0752733347426431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.070942923619773">
                <text:p>0.070942923619773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676976662318214">
                <text:p>0.0676976662318214</text:p>
              </table:table-cell>
            </table:table-row>
            <table:table-row>
              <table:table-cell office:value-type="string">
                <text:p>Negative impact on Retail/Stock markets</text:p>
              </table:table-cell>
              <table:table-cell office:value-type="float" office:value="0.0545245387375705">
                <text:p>0.0545245387375705</text:p>
              </table:table-cell>
            </table:table-row>
            <table:table-row>
              <table:table-cell office:value-type="string">
                <text:p>Vendors going cashless &amp; impact Post-Demon</text:p>
              </table:table-cell>
              <table:table-cell office:value-type="float" office:value="0.0482318892788275">
                <text:p>0.0482318892788275</text:p>
              </table:table-cell>
            </table:table-row>
            <table:table-row>
              <table:table-cell office:value-type="string">
                <text:p>Encouraging cashless payments Post-Demon</text:p>
              </table:table-cell>
              <table:table-cell office:value-type="float" office:value="0.0460307485364732">
                <text:p>0.0460307485364732</text:p>
              </table:table-cell>
            </table:table-row>
            <table:table-row>
              <table:table-cell office:value-type="string">
                <text:p>Negative impact on Small/Medium scale industries/employees</text:p>
              </table:table-cell>
              <table:table-cell office:value-type="float" office:value="0.0444030179340953">
                <text:p>0.0444030179340953</text:p>
              </table:table-cell>
            </table:table-row>
            <table:table-row>
              <table:table-cell office:value-type="string">
                <text:p>Court verdicts &amp; Penalties for black money hoarders</text:p>
              </table:table-cell>
              <table:table-cell office:value-type="float" office:value="0.0274950716673946">
                <text:p>0.0274950716673946</text:p>
              </table:table-cell>
            </table:table-row>
            <table:table-row>
              <table:table-cell office:value-type="string">
                <text:p>Huge deposits in PMY bank accounts</text:p>
              </table:table-cell>
              <table:table-cell office:value-type="float" office:value="0.0263990486493585">
                <text:p>0.0263990486493585</text:p>
              </table:table-cell>
            </table:table-row>
            <table:table-row>
              <table:table-cell office:value-type="string">
                <text:p>Failure of RBI to stabilize economy Post-Demon</text:p>
              </table:table-cell>
              <table:table-cell office:value-type="float" office:value="0.0179407499849716">
                <text:p>0.0179407499849716</text:p>
              </table:table-cell>
            </table:table-row>
            <table:table-row>
              <table:table-cell office:value-type="string">
                <text:p>Suffering of farmers and Relief-measures</text:p>
              </table:table-cell>
              <table:table-cell office:value-type="float" office:value="0.0144080111496663">
                <text:p>0.0144080111496663</text:p>
              </table:table-cell>
            </table:table-row>
            <table:table-row>
              <table:table-cell office:value-type="string">
                <text:p>Negative impact of demonetisation on Real-Estate</text:p>
              </table:table-cell>
              <table:table-cell office:value-type="float" office:value="0.013512737136148">
                <text:p>0.013512737136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Times Of India_Aspect-Coverage
Mass Media</text:p>
        </chart:title>
        <chart:plot-area chart:style-name="ch3" table:cell-range-address="TOI.A1:TOI.B15" chart:data-source-has-labels="column" svg:x="2.215cm" svg:y="2.844cm" svg:width="37.83cm" svg:height="17.835cm">
          <chartooo:coordinate-region svg:x="8.575cm" svg:y="2.844cm" svg:width="29.902cm" svg:height="5.945cm"/>
          <chart:axis chart:dimension="x" chart:name="primary-x" chart:style-name="ch4" chartooo:axis-type="auto">
            <chartooo:date-scale/>
            <chart:title svg:x="19.67cm" svg:y="19.336cm" chart:style-name="ch5">
              <text:p>Aspects</text:p>
            </chart:title>
            <chart:categories table:cell-range-address="TOI.A1:TOI.A15"/>
          </chart:axis>
          <chart:axis chart:dimension="y" chart:name="primary-y" chart:style-name="ch6">
            <chart:title svg:x="5.79cm" svg:y="8.356cm" chart:style-name="ch7">
              <text:p>Relative Coverage</text:p>
            </chart:title>
            <chart:grid chart:style-name="ch8" chart:class="major"/>
          </chart:axis>
          <chart:series chart:style-name="ch9" chart:values-cell-range-address="TOI.B1:TOI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reciation by PM for supporting Demonitisation</text:p>
                <draw:g>
                  <svg:desc>TOI.A1:TOI.A15</svg:desc>
                </draw:g>
              </table:table-cell>
              <table:table-cell office:value-type="float" office:value="0.149649757249692">
                <text:p>0.149649757249692</text:p>
                <draw:g>
                  <svg:desc>TOI.B1:TOI.B15</svg:desc>
                </draw:g>
              </table:table-cell>
            </table:table-row>
            <table:table-row>
              <table:table-cell office:value-type="string">
                <text:p>Opposition unites against government on Demon-issue </text:p>
              </table:table-cell>
              <table:table-cell office:value-type="float" office:value="0.123977976915153">
                <text:p>0.123977976915153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.115628073065453">
                <text:p>0.115628073065453</text:p>
              </table:table-cell>
            </table:table-row>
            <table:table-row>
              <table:table-cell office:value-type="string">
                <text:p>Negative imapct of demonetisation on Economy</text:p>
              </table:table-cell>
              <table:table-cell office:value-type="float" office:value="0.093655265985395">
                <text:p>0.093655265985395</text:p>
              </table:table-cell>
            </table:table-row>
            <table:table-row>
              <table:table-cell office:value-type="string">
                <text:p>Vendors going cashless &amp; impact Post-Demon</text:p>
              </table:table-cell>
              <table:table-cell office:value-type="float" office:value="0.0925646890468343">
                <text:p>0.0925646890468343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.0777370166856967">
                <text:p>0.0777370166856967</text:p>
              </table:table-cell>
            </table:table-row>
            <table:table-row>
              <table:table-cell office:value-type="string">
                <text:p>Encouraging cashless payments Post-Demon</text:p>
              </table:table-cell>
              <table:table-cell office:value-type="float" office:value="0.0626079148825866">
                <text:p>0.0626079148825866</text:p>
              </table:table-cell>
            </table:table-row>
            <table:table-row>
              <table:table-cell office:value-type="string">
                <text:p>Negative impact on Small/Medium scale industries/employees</text:p>
              </table:table-cell>
              <table:table-cell office:value-type="float" office:value="0.0576580450178113">
                <text:p>0.0576580450178113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575751578502508">
                <text:p>0.0575751578502508</text:p>
              </table:table-cell>
            </table:table-row>
            <table:table-row>
              <table:table-cell office:value-type="string">
                <text:p>Court verdicts &amp; Penalties for black money hoarders</text:p>
              </table:table-cell>
              <table:table-cell office:value-type="float" office:value="0.0473974674472211">
                <text:p>0.0473974674472211</text:p>
              </table:table-cell>
            </table:table-row>
            <table:table-row>
              <table:table-cell office:value-type="string">
                <text:p>Huge deposits in PMY bank accounts</text:p>
              </table:table-cell>
              <table:table-cell office:value-type="float" office:value="0.0397860775883178">
                <text:p>0.0397860775883178</text:p>
              </table:table-cell>
            </table:table-row>
            <table:table-row>
              <table:table-cell office:value-type="string">
                <text:p>Negative impact on Retail/Stock markets</text:p>
              </table:table-cell>
              <table:table-cell office:value-type="float" office:value="0.0305060350514298">
                <text:p>0.0305060350514298</text:p>
              </table:table-cell>
            </table:table-row>
            <table:table-row>
              <table:table-cell office:value-type="string">
                <text:p>Suffering of farmers and Relief-measures</text:p>
              </table:table-cell>
              <table:table-cell office:value-type="float" office:value="0.0193159116918457">
                <text:p>0.0193159116918457</text:p>
              </table:table-cell>
            </table:table-row>
            <table:table-row>
              <table:table-cell office:value-type="string">
                <text:p>Failure of RBI to stabilize economy Post-Demon</text:p>
              </table:table-cell>
              <table:table-cell office:value-type="float" office:value="0.0188264149426472">
                <text:p>0.0188264149426472</text:p>
              </table:table-cell>
            </table:table-row>
            <table:table-row>
              <table:table-cell office:value-type="string">
                <text:p>Negative impact of demonetisation on Real-Estate</text:p>
              </table:table-cell>
              <table:table-cell office:value-type="float" office:value="0.0131141965796652">
                <text:p>0.0131141965796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Telegraph_Aspect-Coverage
Mass Media</text:p>
        </chart:title>
        <chart:plot-area chart:style-name="ch3" table:cell-range-address="Telegraph.A1:Telegraph.B15" chart:data-source-has-labels="column" svg:x="2.215cm" svg:y="2.844cm" svg:width="37.83cm" svg:height="17.835cm">
          <chartooo:coordinate-region svg:x="11.26cm" svg:y="2.844cm" svg:width="28.785cm" svg:height="5.945cm"/>
          <chart:axis chart:dimension="x" chart:name="primary-x" chart:style-name="ch4" chartooo:axis-type="auto">
            <chartooo:date-scale/>
            <chart:title svg:x="20.659cm" svg:y="19.405cm" chart:style-name="ch5">
              <text:p>Aspects</text:p>
            </chart:title>
            <chart:categories table:cell-range-address="Telegraph.A1:Telegraph.A15"/>
          </chart:axis>
          <chart:axis chart:dimension="y" chart:name="primary-y" chart:style-name="ch6">
            <chart:title svg:x="8.417cm" svg:y="8.532cm" chart:style-name="ch7">
              <text:p>Relative Coverage</text:p>
            </chart:title>
            <chart:grid chart:style-name="ch8" chart:class="major"/>
          </chart:axis>
          <chart:series chart:style-name="ch9" chart:values-cell-range-address="Telegraph.B1:Telegraph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pposition unites against government on Demon-issue </text:p>
                <draw:g>
                  <svg:desc>Telegraph.A1:Telegraph.A15</svg:desc>
                </draw:g>
              </table:table-cell>
              <table:table-cell office:value-type="float" office:value="0.199373871057094">
                <text:p>0.199373871057094</text:p>
                <draw:g>
                  <svg:desc>Telegraph.B1:Telegraph.B15</svg:desc>
                </draw:g>
              </table:table-cell>
            </table:table-row>
            <table:table-row>
              <table:table-cell office:value-type="string">
                <text:p>Appreciation by PM for supporting Demonitisation</text:p>
              </table:table-cell>
              <table:table-cell office:value-type="float" office:value="0.146968144593115">
                <text:p>0.146968144593115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.116224389554425">
                <text:p>0.116224389554425</text:p>
              </table:table-cell>
            </table:table-row>
            <table:table-row>
              <table:table-cell office:value-type="string">
                <text:p>Negative imapct of demonetisation on Economy</text:p>
              </table:table-cell>
              <table:table-cell office:value-type="float" office:value="0.0823014241134334">
                <text:p>0.0823014241134334</text:p>
              </table:table-cell>
            </table:table-row>
            <table:table-row>
              <table:table-cell office:value-type="string">
                <text:p>Negative impact on Small/Medium scale industries/employees</text:p>
              </table:table-cell>
              <table:table-cell office:value-type="float" office:value="0.060799217054126">
                <text:p>0.060799217054126</text:p>
              </table:table-cell>
            </table:table-row>
            <table:table-row>
              <table:table-cell office:value-type="string">
                <text:p>Encouraging cashless payments Post-Demon</text:p>
              </table:table-cell>
              <table:table-cell office:value-type="float" office:value="0.0595127287318293">
                <text:p>0.0595127287318293</text:p>
              </table:table-cell>
            </table:table-row>
            <table:table-row>
              <table:table-cell office:value-type="string">
                <text:p>Negative impact on Retail/Stock markets</text:p>
              </table:table-cell>
              <table:table-cell office:value-type="float" office:value="0.0576082838996037">
                <text:p>0.0576082838996037</text:p>
              </table:table-cell>
            </table:table-row>
            <table:table-row>
              <table:table-cell office:value-type="string">
                <text:p>Vendors going cashless &amp; impact Post-Demon</text:p>
              </table:table-cell>
              <table:table-cell office:value-type="float" office:value="0.0562799286050896">
                <text:p>0.0562799286050896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55016550851457">
                <text:p>0.055016550851457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.0474697779074351">
                <text:p>0.0474697779074351</text:p>
              </table:table-cell>
            </table:table-row>
            <table:table-row>
              <table:table-cell office:value-type="string">
                <text:p>Court verdicts &amp; Penalties for black money hoarders</text:p>
              </table:table-cell>
              <table:table-cell office:value-type="float" office:value="0.0425284703784473">
                <text:p>0.0425284703784473</text:p>
              </table:table-cell>
            </table:table-row>
            <table:table-row>
              <table:table-cell office:value-type="string">
                <text:p>Huge deposits in PMY bank accounts</text:p>
              </table:table-cell>
              <table:table-cell office:value-type="float" office:value="0.0327228905493516">
                <text:p>0.0327228905493516</text:p>
              </table:table-cell>
            </table:table-row>
            <table:table-row>
              <table:table-cell office:value-type="string">
                <text:p>Failure of RBI to stabilize economy Post-Demon</text:p>
              </table:table-cell>
              <table:table-cell office:value-type="float" office:value="0.0257893850143704">
                <text:p>0.0257893850143704</text:p>
              </table:table-cell>
            </table:table-row>
            <table:table-row>
              <table:table-cell office:value-type="string">
                <text:p>Suffering of farmers and Relief-measures</text:p>
              </table:table-cell>
              <table:table-cell office:value-type="float" office:value="0.0118393098715287">
                <text:p>0.0118393098715287</text:p>
              </table:table-cell>
            </table:table-row>
            <table:table-row>
              <table:table-cell office:value-type="string">
                <text:p>Negative impact of demonetisation on Real-Estate</text:p>
              </table:table-cell>
              <table:table-cell office:value-type="float" office:value="0.0055656278186939">
                <text:p>0.0055656278186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Hindu_Aspect-Coverage
Mass Media</text:p>
        </chart:title>
        <chart:plot-area chart:style-name="ch3" table:cell-range-address="'Hindu Aspect Coverage'.A1:'Hindu Aspect Coverage'.B15" chart:data-source-has-labels="column" svg:x="2.215cm" svg:y="2.844cm" svg:width="37.83cm" svg:height="17.835cm">
          <chartooo:coordinate-region svg:x="10.203cm" svg:y="2.844cm" svg:width="29.842cm" svg:height="5.945cm"/>
          <chart:axis chart:dimension="x" chart:name="primary-x" chart:style-name="ch4" chartooo:axis-type="auto">
            <chartooo:date-scale/>
            <chart:title svg:x="20.658cm" svg:y="19.404cm" chart:style-name="ch5">
              <text:p>Aspects</text:p>
            </chart:title>
            <chart:categories table:cell-range-address="'Hindu Aspect Coverage'.A1:'Hindu Aspect Coverage'.A15"/>
          </chart:axis>
          <chart:axis chart:dimension="y" chart:name="primary-y" chart:style-name="ch6">
            <chart:title svg:x="7.461cm" svg:y="8.568cm" chart:style-name="ch7">
              <text:p>Relative Coverage</text:p>
            </chart:title>
            <chart:grid chart:style-name="ch8" chart:class="major"/>
          </chart:axis>
          <chart:series chart:style-name="ch9" chart:values-cell-range-address="'Hindu Aspect Coverage'.B1:'Hindu Aspect Coverage'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reciation by PM for supporting Demonitisation</text:p>
                <draw:g>
                  <svg:desc>'Hindu Aspect Coverage'.A1:'Hindu Aspect Coverage'.A15</svg:desc>
                </draw:g>
              </table:table-cell>
              <table:table-cell office:value-type="float" office:value="0.208178569841851">
                <text:p>0.208178569841851</text:p>
                <draw:g>
                  <svg:desc>'Hindu Aspect Coverage'.B1:'Hindu Aspect Coverage'.B15</svg:desc>
                </draw:g>
              </table:table-cell>
            </table:table-row>
            <table:table-row>
              <table:table-cell office:value-type="string">
                <text:p>Opposition unites against government on Demon-issue </text:p>
              </table:table-cell>
              <table:table-cell office:value-type="float" office:value="0.119970128954401">
                <text:p>0.119970128954401</text:p>
              </table:table-cell>
            </table:table-row>
            <table:table-row>
              <table:table-cell office:value-type="string">
                <text:p>Negative imapct of demonetisation on Economy</text:p>
              </table:table-cell>
              <table:table-cell office:value-type="float" office:value="0.100075442884167">
                <text:p>0.100075442884167</text:p>
              </table:table-cell>
            </table:table-row>
            <table:table-row>
              <table:table-cell office:value-type="string">
                <text:p>Negative impact on Small/Medium scale industries/employees</text:p>
              </table:table-cell>
              <table:table-cell office:value-type="float" office:value="0.0857952889543242">
                <text:p>0.0857952889543242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.0827809747883869">
                <text:p>0.0827809747883869</text:p>
              </table:table-cell>
            </table:table-row>
            <table:table-row>
              <table:table-cell office:value-type="string">
                <text:p>Encouraging cashless payments Post-Demon</text:p>
              </table:table-cell>
              <table:table-cell office:value-type="float" office:value="0.0712041377307741">
                <text:p>0.0712041377307741</text:p>
              </table:table-cell>
            </table:table-row>
            <table:table-row>
              <table:table-cell office:value-type="string">
                <text:p>Vendors going cashless &amp; impact Post-Demon</text:p>
              </table:table-cell>
              <table:table-cell office:value-type="float" office:value="0.0637540200598569">
                <text:p>0.0637540200598569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531611928946365">
                <text:p>0.0531611928946365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.0467086899191173">
                <text:p>0.0467086899191173</text:p>
              </table:table-cell>
            </table:table-row>
            <table:table-row>
              <table:table-cell office:value-type="string">
                <text:p>Failure of RBI to stabilize economy Post-Demon</text:p>
              </table:table-cell>
              <table:table-cell office:value-type="float" office:value="0.0423681200351769">
                <text:p>0.0423681200351769</text:p>
              </table:table-cell>
            </table:table-row>
            <table:table-row>
              <table:table-cell office:value-type="string">
                <text:p>Negative impact on Retail/Stock markets</text:p>
              </table:table-cell>
              <table:table-cell office:value-type="float" office:value="0.0337677587851421">
                <text:p>0.0337677587851421</text:p>
              </table:table-cell>
            </table:table-row>
            <table:table-row>
              <table:table-cell office:value-type="string">
                <text:p>Court verdicts &amp; Penalties for black money hoarders</text:p>
              </table:table-cell>
              <table:table-cell office:value-type="float" office:value="0.0312574600555544">
                <text:p>0.0312574600555544</text:p>
              </table:table-cell>
            </table:table-row>
            <table:table-row>
              <table:table-cell office:value-type="string">
                <text:p>Suffering of farmers and Relief-measures</text:p>
              </table:table-cell>
              <table:table-cell office:value-type="float" office:value="0.0260659522586205">
                <text:p>0.0260659522586205</text:p>
              </table:table-cell>
            </table:table-row>
            <table:table-row>
              <table:table-cell office:value-type="string">
                <text:p>Huge deposits in PMY bank accounts</text:p>
              </table:table-cell>
              <table:table-cell office:value-type="float" office:value="0.0221739157237723">
                <text:p>0.0221739157237723</text:p>
              </table:table-cell>
            </table:table-row>
            <table:table-row>
              <table:table-cell office:value-type="string">
                <text:p>Negative impact of demonetisation on Real-Estate</text:p>
              </table:table-cell>
              <table:table-cell office:value-type="float" office:value="0.0127383471142193">
                <text:p>0.01273834711421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New Indian Express_Aspect-Coverage
Mass Media</text:p>
        </chart:title>
        <chart:plot-area chart:style-name="ch3" table:cell-range-address="NIE.A1:NIE.B15" chart:data-source-has-labels="column" svg:x="2.215cm" svg:y="2.844cm" svg:width="37.83cm" svg:height="17.835cm">
          <chartooo:coordinate-region svg:x="9.348cm" svg:y="2.844cm" svg:width="29.769cm" svg:height="5.945cm"/>
          <chart:axis chart:dimension="x" chart:name="primary-x" chart:style-name="ch4" chartooo:axis-type="auto">
            <chartooo:date-scale/>
            <chart:title svg:x="20.15cm" svg:y="19.022cm" chart:style-name="ch5">
              <text:p>Aspects</text:p>
            </chart:title>
            <chart:categories table:cell-range-address="NIE.A1:NIE.A15"/>
          </chart:axis>
          <chart:axis chart:dimension="y" chart:name="primary-y" chart:style-name="ch6">
            <chart:title svg:x="6.61cm" svg:y="8.427cm" chart:style-name="ch7">
              <text:p>Relative Coverage</text:p>
            </chart:title>
            <chart:grid chart:style-name="ch8" chart:class="major"/>
          </chart:axis>
          <chart:series chart:style-name="ch9" chart:values-cell-range-address="NIE.B1:NIE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reciation by PM for supporting Demonitisation</text:p>
                <draw:g>
                  <svg:desc>NIE.A1:NIE.A15</svg:desc>
                </draw:g>
              </table:table-cell>
              <table:table-cell office:value-type="float" office:value="0.174979004609655">
                <text:p>0.174979004609655</text:p>
                <draw:g>
                  <svg:desc>NIE.B1:NIE.B15</svg:desc>
                </draw:g>
              </table:table-cell>
            </table:table-row>
            <table:table-row>
              <table:table-cell office:value-type="string">
                <text:p>Opposition unites against government on Demon-issue </text:p>
              </table:table-cell>
              <table:table-cell office:value-type="float" office:value="0.155490483422751">
                <text:p>0.155490483422751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.118680254201966">
                <text:p>0.118680254201966</text:p>
              </table:table-cell>
            </table:table-row>
            <table:table-row>
              <table:table-cell office:value-type="string">
                <text:p>Negative imapct of demonetisation on Economy</text:p>
              </table:table-cell>
              <table:table-cell office:value-type="float" office:value="0.112550400045501">
                <text:p>0.112550400045501</text:p>
              </table:table-cell>
            </table:table-row>
            <table:table-row>
              <table:table-cell office:value-type="string">
                <text:p>Encouraging cashless payments Post-Demon</text:p>
              </table:table-cell>
              <table:table-cell office:value-type="float" office:value="0.0669600541036768">
                <text:p>0.0669600541036768</text:p>
              </table:table-cell>
            </table:table-row>
            <table:table-row>
              <table:table-cell office:value-type="string">
                <text:p>Negative impact on Retail/Stock markets</text:p>
              </table:table-cell>
              <table:table-cell office:value-type="float" office:value="0.063864733698468">
                <text:p>0.063864733698468</text:p>
              </table:table-cell>
            </table:table-row>
            <table:table-row>
              <table:table-cell office:value-type="string">
                <text:p>Court verdicts &amp; Penalties for black money hoarders</text:p>
              </table:table-cell>
              <table:table-cell office:value-type="float" office:value="0.0556882177868504">
                <text:p>0.0556882177868504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514724322748694">
                <text:p>0.0514724322748694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.0475499157073958">
                <text:p>0.0475499157073958</text:p>
              </table:table-cell>
            </table:table-row>
            <table:table-row>
              <table:table-cell office:value-type="string">
                <text:p>Vendors going cashless &amp; impact Post-Demon</text:p>
              </table:table-cell>
              <table:table-cell office:value-type="float" office:value="0.0454353577481211">
                <text:p>0.0454353577481211</text:p>
              </table:table-cell>
            </table:table-row>
            <table:table-row>
              <table:table-cell office:value-type="string">
                <text:p>Failure of RBI to stabilize economy Post-Demon</text:p>
              </table:table-cell>
              <table:table-cell office:value-type="float" office:value="0.0332401686029823">
                <text:p>0.0332401686029823</text:p>
              </table:table-cell>
            </table:table-row>
            <table:table-row>
              <table:table-cell office:value-type="string">
                <text:p>Huge deposits in PMY bank accounts</text:p>
              </table:table-cell>
              <table:table-cell office:value-type="float" office:value="0.0268545483791559">
                <text:p>0.0268545483791559</text:p>
              </table:table-cell>
            </table:table-row>
            <table:table-row>
              <table:table-cell office:value-type="string">
                <text:p>Negative impact on Small/Medium scale industries/employees</text:p>
              </table:table-cell>
              <table:table-cell office:value-type="float" office:value="0.0215552674212862">
                <text:p>0.0215552674212862</text:p>
              </table:table-cell>
            </table:table-row>
            <table:table-row>
              <table:table-cell office:value-type="string">
                <text:p>Suffering of farmers and Relief-measures</text:p>
              </table:table-cell>
              <table:table-cell office:value-type="float" office:value="0.013903258573451">
                <text:p>0.013903258573451</text:p>
              </table:table-cell>
            </table:table-row>
            <table:table-row>
              <table:table-cell office:value-type="string">
                <text:p>Negative impact of demonetisation on Real-Estate</text:p>
              </table:table-cell>
              <table:table-cell office:value-type="float" office:value="0.0117759034238705">
                <text:p>0.01177590342387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9cm" svg:y="0.495cm" chart:style-name="ch2">
          <text:p>Indian Express_Aspect-Coverage
Mass Media</text:p>
        </chart:title>
        <chart:plot-area chart:style-name="ch3" table:cell-range-address="IE.A1:IE.B15" chart:data-source-has-labels="column" svg:x="2.215cm" svg:y="2.844cm" svg:width="37.83cm" svg:height="17.835cm">
          <chartooo:coordinate-region svg:x="8.507cm" svg:y="2.844cm" svg:width="29.797cm" svg:height="5.945cm"/>
          <chart:axis chart:dimension="x" chart:name="primary-x" chart:style-name="ch4" chartooo:axis-type="auto">
            <chartooo:date-scale/>
            <chart:title svg:x="17.385cm" svg:y="18.776cm" chart:style-name="ch5">
              <text:p>Aspects</text:p>
            </chart:title>
            <chart:categories table:cell-range-address="IE.A1:IE.A15"/>
          </chart:axis>
          <chart:axis chart:dimension="y" chart:name="primary-y" chart:style-name="ch6">
            <chart:title svg:x="5.757cm" svg:y="8.322cm" chart:style-name="ch7">
              <text:p>Relative Coverage</text:p>
            </chart:title>
            <chart:grid chart:style-name="ch8" chart:class="major"/>
          </chart:axis>
          <chart:series chart:style-name="ch9" chart:values-cell-range-address="IE.B1:IE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reciation by PM for supporting Demonitisation</text:p>
                <draw:g>
                  <svg:desc>IE.A1:IE.A15</svg:desc>
                </draw:g>
              </table:table-cell>
              <table:table-cell office:value-type="float" office:value="0.323511691580589">
                <text:p>0.323511691580589</text:p>
                <draw:g>
                  <svg:desc>IE.B1:IE.B15</svg:desc>
                </draw:g>
              </table:table-cell>
            </table:table-row>
            <table:table-row>
              <table:table-cell office:value-type="string">
                <text:p>Opposition unites against government on Demon-issue </text:p>
              </table:table-cell>
              <table:table-cell office:value-type="float" office:value="0.255915104107394">
                <text:p>0.255915104107394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.0727928920009908">
                <text:p>0.0727928920009908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553142356346077">
                <text:p>0.0553142356346077</text:p>
              </table:table-cell>
            </table:table-row>
            <table:table-row>
              <table:table-cell office:value-type="string">
                <text:p>Negative imapct of demonetisation on Economy</text:p>
              </table:table-cell>
              <table:table-cell office:value-type="float" office:value="0.0513434048953124">
                <text:p>0.0513434048953124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.0430338362977889">
                <text:p>0.0430338362977889</text:p>
              </table:table-cell>
            </table:table-row>
            <table:table-row>
              <table:table-cell office:value-type="string">
                <text:p>Failure of RBI to stabilize economy Post-Demon</text:p>
              </table:table-cell>
              <table:table-cell office:value-type="float" office:value="0.0422482332648284">
                <text:p>0.0422482332648284</text:p>
              </table:table-cell>
            </table:table-row>
            <table:table-row>
              <table:table-cell office:value-type="string">
                <text:p>Encouraging cashless payments Post-Demon</text:p>
              </table:table-cell>
              <table:table-cell office:value-type="float" office:value="0.0374779925157818">
                <text:p>0.0374779925157818</text:p>
              </table:table-cell>
            </table:table-row>
            <table:table-row>
              <table:table-cell office:value-type="string">
                <text:p>Court verdicts &amp; Penalties for black money hoarders</text:p>
              </table:table-cell>
              <table:table-cell office:value-type="float" office:value="0.0317948177255921">
                <text:p>0.0317948177255921</text:p>
              </table:table-cell>
            </table:table-row>
            <table:table-row>
              <table:table-cell office:value-type="string">
                <text:p>Vendors going cashless &amp; impact Post-Demon</text:p>
              </table:table-cell>
              <table:table-cell office:value-type="float" office:value="0.0237806347527463">
                <text:p>0.0237806347527463</text:p>
              </table:table-cell>
            </table:table-row>
            <table:table-row>
              <table:table-cell office:value-type="string">
                <text:p>Negative impact on Retail/Stock markets</text:p>
              </table:table-cell>
              <table:table-cell office:value-type="float" office:value="0.0206744833680321">
                <text:p>0.0206744833680321</text:p>
              </table:table-cell>
            </table:table-row>
            <table:table-row>
              <table:table-cell office:value-type="string">
                <text:p>Negative impact on Small/Medium scale industries/employees</text:p>
              </table:table-cell>
              <table:table-cell office:value-type="float" office:value="0.0195962839986344">
                <text:p>0.0195962839986344</text:p>
              </table:table-cell>
            </table:table-row>
            <table:table-row>
              <table:table-cell office:value-type="string">
                <text:p>Suffering of farmers and Relief-measures</text:p>
              </table:table-cell>
              <table:table-cell office:value-type="float" office:value="0.00860858029691415">
                <text:p>0.00860858029691415</text:p>
              </table:table-cell>
            </table:table-row>
            <table:table-row>
              <table:table-cell office:value-type="string">
                <text:p>Huge deposits in PMY bank accounts</text:p>
              </table:table-cell>
              <table:table-cell office:value-type="float" office:value="0.00754237486695095">
                <text:p>0.00754237486695095</text:p>
              </table:table-cell>
            </table:table-row>
            <table:table-row>
              <table:table-cell office:value-type="string">
                <text:p>Negative impact of demonetisation on Real-Estate</text:p>
              </table:table-cell>
              <table:table-cell office:value-type="float" office:value="0.00636543469383657">
                <text:p>0.006365434693836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Deccan Herald_Aspect-Coverage
Mass Media</text:p>
        </chart:title>
        <chart:plot-area chart:style-name="ch3" table:cell-range-address="DH.A1:DH.B15" chart:data-source-has-labels="column" svg:x="2.215cm" svg:y="2.844cm" svg:width="37.83cm" svg:height="17.835cm">
          <chartooo:coordinate-region svg:x="9.348cm" svg:y="2.844cm" svg:width="29.769cm" svg:height="5.945cm"/>
          <chart:axis chart:dimension="x" chart:name="primary-x" chart:style-name="ch4" chartooo:axis-type="auto">
            <chartooo:date-scale/>
            <chart:title svg:x="19.465cm" svg:y="19.302cm" chart:style-name="ch5">
              <text:p>Aspects</text:p>
            </chart:title>
            <chart:categories table:cell-range-address="DH.A1:DH.A15"/>
          </chart:axis>
          <chart:axis chart:dimension="y" chart:name="primary-y" chart:style-name="ch6">
            <chart:title svg:x="6.643cm" svg:y="8.463cm" chart:style-name="ch7">
              <text:p>Relative Coverage</text:p>
            </chart:title>
            <chart:grid chart:style-name="ch8" chart:class="major"/>
          </chart:axis>
          <chart:series chart:style-name="ch9" chart:values-cell-range-address="DH.B1:DH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reciation by PM for supporting Demonitisation</text:p>
                <draw:g>
                  <svg:desc>DH.A1:DH.A15</svg:desc>
                </draw:g>
              </table:table-cell>
              <table:table-cell office:value-type="float" office:value="0.228382268831377">
                <text:p>0.228382268831377</text:p>
                <draw:g>
                  <svg:desc>DH.B1:DH.B15</svg:desc>
                </draw:g>
              </table:table-cell>
            </table:table-row>
            <table:table-row>
              <table:table-cell office:value-type="string">
                <text:p>Opposition unites against government on Demon-issue </text:p>
              </table:table-cell>
              <table:table-cell office:value-type="float" office:value="0.197112286702995">
                <text:p>0.197112286702995</text:p>
              </table:table-cell>
            </table:table-row>
            <table:table-row>
              <table:table-cell office:value-type="string">
                <text:p>Negative imapct of demonetisation on Economy</text:p>
              </table:table-cell>
              <table:table-cell office:value-type="float" office:value="0.14203368861689">
                <text:p>0.14203368861689</text:p>
              </table:table-cell>
            </table:table-row>
            <table:table-row>
              <table:table-cell office:value-type="string">
                <text:p>Negative impact on Retail/Stock markets</text:p>
              </table:table-cell>
              <table:table-cell office:value-type="float" office:value="0.0831078235990393">
                <text:p>0.0831078235990393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.0777998296504268">
                <text:p>0.0777998296504268</text:p>
              </table:table-cell>
            </table:table-row>
            <table:table-row>
              <table:table-cell office:value-type="string">
                <text:p>Court verdicts &amp; Penalties for black money hoarders</text:p>
              </table:table-cell>
              <table:table-cell office:value-type="float" office:value="0.0550607676154763">
                <text:p>0.0550607676154763</text:p>
              </table:table-cell>
            </table:table-row>
            <table:table-row>
              <table:table-cell office:value-type="string">
                <text:p>Encouraging cashless payments Post-Demon</text:p>
              </table:table-cell>
              <table:table-cell office:value-type="float" office:value="0.0475516706465192">
                <text:p>0.0475516706465192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467325662573431">
                <text:p>0.0467325662573431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.0360510170911919">
                <text:p>0.0360510170911919</text:p>
              </table:table-cell>
            </table:table-row>
            <table:table-row>
              <table:table-cell office:value-type="string">
                <text:p>Huge deposits in PMY bank accounts</text:p>
              </table:table-cell>
              <table:table-cell office:value-type="float" office:value="0.0257323865810621">
                <text:p>0.0257323865810621</text:p>
              </table:table-cell>
            </table:table-row>
            <table:table-row>
              <table:table-cell office:value-type="string">
                <text:p>Vendors going cashless &amp; impact Post-Demon</text:p>
              </table:table-cell>
              <table:table-cell office:value-type="float" office:value="0.0199374836268275">
                <text:p>0.0199374836268275</text:p>
              </table:table-cell>
            </table:table-row>
            <table:table-row>
              <table:table-cell office:value-type="string">
                <text:p>Failure of RBI to stabilize economy Post-Demon</text:p>
              </table:table-cell>
              <table:table-cell office:value-type="float" office:value="0.0175844101337422">
                <text:p>0.0175844101337422</text:p>
              </table:table-cell>
            </table:table-row>
            <table:table-row>
              <table:table-cell office:value-type="string">
                <text:p>Negative impact on Small/Medium scale industries/employees</text:p>
              </table:table-cell>
              <table:table-cell office:value-type="float" office:value="0.0111753160450919">
                <text:p>0.0111753160450919</text:p>
              </table:table-cell>
            </table:table-row>
            <table:table-row>
              <table:table-cell office:value-type="string">
                <text:p>Negative impact of demonetisation on Real-Estate</text:p>
              </table:table-cell>
              <table:table-cell office:value-type="float" office:value="0.00825166749189742">
                <text:p>0.00825166749189742</text:p>
              </table:table-cell>
            </table:table-row>
            <table:table-row>
              <table:table-cell office:value-type="string">
                <text:p>Suffering of farmers and Relief-measures</text:p>
              </table:table-cell>
              <table:table-cell office:value-type="float" office:value="0.00348681711011961">
                <text:p>0.003486817110119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